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arial" svg:font-family="arial, helvetica, sans-serif"/>
    <style:font-face style:name="monospace" svg:font-family="monospace, monospace"/>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P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22222" style:font-name="Arial1" fo:font-size="12pt" fo:letter-spacing="normal" fo:font-style="normal" fo:font-weight="normal"/>
    </style:style>
    <style:style style:name="P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22222" style:font-name="monospace" fo:font-size="12pt" fo:letter-spacing="normal" fo:font-style="normal" fo:font-weight="normal"/>
    </style:style>
    <style:style style:name="P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22222" style:font-name="arial" fo:font-size="12pt" fo:letter-spacing="normal" fo:font-style="normal" fo:font-weight="normal"/>
    </style:style>
    <style:style style:name="P6" style:family="paragraph" style:parent-style-name="Standard">
      <style:paragraph-properties fo:margin-left="0cm" fo:margin-right="0cm" fo:margin-top="0cm" fo:margin-bottom="0cm" loext:contextual-spacing="false" fo:orphans="2" fo:widows="2" fo:text-indent="0cm" style:auto-text-indent="false"/>
    </style:style>
    <style:style style:name="P7" style:family="paragraph" style:parent-style-name="Heading_20_1">
      <style:text-properties officeooo:rsid="001deb6a" officeooo:paragraph-rsid="001deb6a"/>
    </style:style>
    <style:style style:name="P8" style:family="paragraph" style:parent-style-name="Heading_20_1" style:master-page-name="First_20_Page">
      <style:paragraph-properties style:page-number="auto"/>
      <style:text-properties officeooo:rsid="001eecdf" officeooo:paragraph-rsid="001eecdf"/>
    </style:style>
    <style:style style:name="T1" style:family="text">
      <style:text-properties style:font-name="Wingdings"/>
    </style:style>
    <style:style style:name="T2" style:family="text">
      <style:text-properties fo:language="es" fo:country="ES"/>
    </style:style>
    <style:style style:name="T3" style:family="text">
      <style:text-properties officeooo:rsid="001deb6a"/>
    </style:style>
    <style:style style:name="T4" style:family="text">
      <style:text-properties officeooo:rsid="001eecdf"/>
    </style:style>
    <style:style style:name="T5" style:family="text">
      <style:text-properties fo:font-variant="normal" fo:text-transform="none" fo:color="#222222" style:font-name="arial" fo:font-size="12pt" fo:letter-spacing="normal" fo:font-style="normal" fo:font-weight="normal"/>
    </style:style>
    <style:style style:name="T6" style:family="text">
      <style:text-properties fo:font-variant="normal" fo:text-transform="none" fo:color="#1155cc" style:font-name="arial"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37671540" text:style-name="Outline">
        <text:list-item>
          <text:h text:style-name="P8" text:outline-level="1">Localization</text:h>
        </text:list-item>
        <text:list-item>
          <text:h text:style-name="P7" text:outline-level="1">Flutter Beta</text:h>
        </text:list-item>
      </text:list>
      <text:p text:style-name="Standard"/>
      <text:p text:style-name="Standard">Objetivo:</text:p>
      <text:p text:style-name="Standard"/>
      <text:p text:style-name="Standard">F.Creación: <text:span text:style-name="T4">15-11</text:span>-2018</text:p>
      <text:p text:style-name="Standard"/>
      <text:p text:style-name="P1">Programa:</text:p>
      <text:p text:style-name="P1"/>
      <text:p text:style-name="P1">Fuen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x</text:p>
      <text:p text:style-name="P1">max82574971@gmail.com</text:p>
      <text:p text:style-name="P2"/>
      <text:p text:style-name="P3">Flutter's localizations are only available for the locales listed in supportedLocales. That's because most apps will provide their own (additional) localizations, so supportedLocales should be the intersection of the locales supported by the app and the locales supported by Flutter.</text:p>
      <text:p text:style-name="P3"/>
      <text:p text:style-name="P3">If you wanted to unconditionally support every language supported by Flutter you could use:</text:p>
      <text:p text:style-name="P3"/>
      <text:p text:style-name="P4">supportedLocales: kSupportedLanguages.map((String language) =&gt; Locale(language)).toList()</text:p>
      <text:p text:style-name="P5"/>
      <text:p text:style-name="P6"><text:span text:style-name="T5">That's assuming your app included the flutter_localizations package, see </text:span><text:a xlink:type="simple" xlink:href="https://flutter.io/docs/development/accessibility-and-localization/internationalization" office:target-frame-name="_blank" xlink:show="new" text:style-name="Internet_20_link" text:visited-style-name="Visited_20_Internet_20_Link"><text:span text:style-name="T6">https://flutter.io/docs/development/accessibility-and-localization/internationalization</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ns-serif"/>
    <style:font-face style:name="arial" svg:font-family="arial, helvetica, sans-serif"/>
    <style:font-face style:name="monospace" svg:font-family="monospace, monospace"/>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size-asian="16pt"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size-asian="13pt"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size-asian="12pt"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0</text:page-number><text:span text:style-name="MT2"><text:s/>de </text:span><text:page-count style:num-format="1">2</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18-11-15T15:44:51.716000000</meta:creation-date>
    <meta:editing-duration>PT1M30S</meta:editing-duration>
    <meta:generator>LibreOffice/6.1.0.3$Windows_X86_64 LibreOffice_project/efb621ed25068d70781dc026f7e9c5187a4decd1</meta:generator>
    <dc:date>2018-11-15T15:46:20.959000000</dc:date>
    <meta:document-statistic meta:table-count="0" meta:image-count="0" meta:object-count="0" meta:page-count="2" meta:paragraph-count="13" meta:word-count="85" meta:character-count="755" meta:non-whitespace-character-count="6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